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7cm" style:use-optimal-column-width="false"/>
    </style:style>
    <style:style style:name="co2" style:family="table-column">
      <style:table-column-properties style:column-width="10.213cm" style:use-optimal-column-width="false"/>
    </style:style>
    <style:style style:name="co3" style:family="table-column">
      <style:table-column-properties style:column-width="6.499cm" style:use-optimal-column-width="false"/>
    </style:style>
    <style:style style:name="co4" style:family="table-column">
      <style:table-column-properties style:column-width="10.621cm" style:use-optimal-column-width="false"/>
    </style:style>
    <style:style style:name="ro1" style:family="table-row">
      <style:table-row-properties style:row-height="1.539cm"/>
    </style:style>
    <style:style style:name="ro2" style:family="table-row">
      <style:table-row-properties style:row-height="1.439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standard" draw:layer="layout" svg:width="17.966cm" svg:height="9.221cm" svg:x="5.939cm" svg:y="3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">…</text:p>
              </table:table-cell>
            </table:table-row>
            <table:table-row table:style-name="ro2" table:default-cell-style-name="ce1">
              <table:table-cell>
                <text:p text:style-name="P1">$esp+0x4</text:p>
              </table:table-cell>
              <table:table-cell>
                <text:p text:style-name="P1">0x40</text:p>
              </table:table-cell>
              <table:table-cell>
                <text:p text:style-name="P1">buffer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">...</text:p>
              </table:table-cell>
            </table:table-row>
            <table:table-row table:style-name="ro2" table:default-cell-style-name="ce1">
              <table:table-cell>
                <text:p text:style-name="P1">$ebp, $esp+0x68</text:p>
              </table:table-cell>
              <table:table-cell>
                <text:p text:style-name="P1">4</text:p>
              </table:table-cell>
              <table:table-cell>
                <text:p text:style-name="P1">Old $ebp</text:p>
              </table:table-cell>
            </table:table-row>
            <table:table-row table:style-name="ro2" table:default-cell-style-name="ce1">
              <table:table-cell>
                <text:p text:style-name="P1">$ebp+0x4, $esp+0x6c</text:p>
              </table:table-cell>
              <table:table-cell>
                <text:p text:style-name="P1">4</text:p>
              </table:table-cell>
              <table:table-cell>
                <text:p text:style-name="P1">Ret addr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"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standard" draw:layer="layout" svg:width="24.873cm" svg:height="10.66cm" svg:x="0.578cm" svg:y="3.8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 text:style-name="P1">…</text:p>
              </table:table-cell>
              <table:table-cell>
                <text:p text:style-name="P1">…</text:p>
              </table:table-cell>
            </table:table-row>
            <table:table-row table:style-name="ro2" table:default-cell-style-name="ce1">
              <table:table-cell>
                <text:p text:style-name="P1">$esp+0x4</text:p>
              </table:table-cell>
              <table:table-cell>
                <text:p text:style-name="P1">0x40</text:p>
              </table:table-cell>
              <table:table-cell>
                <text:p text:style-name="P1">buffer</text:p>
              </table:table-cell>
              <table:table-cell>
                <text:p text:style-name="P1">padding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">...</text:p>
              </table:table-cell>
              <table:table-cell>
                <text:p text:style-name="P1">padding</text:p>
              </table:table-cell>
            </table:table-row>
            <table:table-row table:style-name="ro2" table:default-cell-style-name="ce1">
              <table:table-cell>
                <text:p text:style-name="P1">$ebp, $esp+0x68</text:p>
              </table:table-cell>
              <table:table-cell>
                <text:p text:style-name="P1">4</text:p>
              </table:table-cell>
              <table:table-cell>
                <text:p text:style-name="P1">Old $ebp</text:p>
              </table:table-cell>
              <table:table-cell>
                <text:p text:style-name="P1">padding</text:p>
              </table:table-cell>
            </table:table-row>
            <table:table-row table:style-name="ro2" table:default-cell-style-name="ce1">
              <table:table-cell>
                <text:p text:style-name="P1">$ebp+0x4, $esp+0x6c</text:p>
              </table:table-cell>
              <table:table-cell>
                <text:p text:style-name="P1">4</text:p>
              </table:table-cell>
              <table:table-cell>
                <text:p text:style-name="P1">Ret addr</text:p>
              </table:table-cell>
              <table:table-cell>
                <text:p text:style-name="P1">System address</text:p>
              </table:table-cell>
            </table:table-row>
            <table:table-row table:style-name="ro2" table:default-cell-style-name="ce1">
              <table:table-cell/>
              <table:table-cell>
                <text:p text:style-name="P1">4</text:p>
              </table:table-cell>
              <table:table-cell>
                <text:p text:style-name="P1">...</text:p>
              </table:table-cell>
              <table:table-cell>
                <text:p text:style-name="P1">Fake Old $ebp</text:p>
              </table:table-cell>
            </table:table-row>
            <table:table-row table:style-name="ro2" table:default-cell-style-name="ce1">
              <table:table-cell/>
              <table:table-cell>
                <text:p text:style-name="P1">4</text:p>
              </table:table-cell>
              <table:table-cell/>
              <table:table-cell>
                <text:p text:style-name="P1">*/bin/sh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standard" draw:layer="layout" svg:width="24.873cm" svg:height="12.099cm" svg:x="0.578cm" svg:y="3.8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 text:style-name="P1">…</text:p>
              </table:table-cell>
              <table:table-cell>
                <text:p text:style-name="P1">…</text:p>
              </table:table-cell>
            </table:table-row>
            <table:table-row table:style-name="ro2" table:default-cell-style-name="ce1">
              <table:table-cell>
                <text:p text:style-name="P1">$esp+0x4</text:p>
              </table:table-cell>
              <table:table-cell>
                <text:p text:style-name="P1">0x40</text:p>
              </table:table-cell>
              <table:table-cell>
                <text:p text:style-name="P1">buffer</text:p>
              </table:table-cell>
              <table:table-cell>
                <text:p text:style-name="P1">padding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">...</text:p>
              </table:table-cell>
              <table:table-cell>
                <text:p text:style-name="P1">padding</text:p>
              </table:table-cell>
            </table:table-row>
            <table:table-row table:style-name="ro2" table:default-cell-style-name="ce1">
              <table:table-cell>
                <text:p text:style-name="P1">$ebp, $esp+0x68</text:p>
              </table:table-cell>
              <table:table-cell>
                <text:p text:style-name="P1">4</text:p>
              </table:table-cell>
              <table:table-cell>
                <text:p text:style-name="P1">Old $ebp</text:p>
              </table:table-cell>
              <table:table-cell>
                <text:p text:style-name="P1">padding</text:p>
              </table:table-cell>
            </table:table-row>
            <table:table-row table:style-name="ro2" table:default-cell-style-name="ce1">
              <table:table-cell>
                <text:p text:style-name="P1">$ebp+0x4, $esp+0x6c</text:p>
              </table:table-cell>
              <table:table-cell>
                <text:p text:style-name="P1">4</text:p>
              </table:table-cell>
              <table:table-cell>
                <text:p text:style-name="P1">Ret addr</text:p>
              </table:table-cell>
              <table:table-cell>
                <text:p text:style-name="P1">getpath ret address</text:p>
              </table:table-cell>
            </table:table-row>
            <table:table-row table:style-name="ro2" table:default-cell-style-name="ce1">
              <table:table-cell/>
              <table:table-cell>
                <text:p text:style-name="P1">4</text:p>
              </table:table-cell>
              <table:table-cell>
                <text:p text:style-name="P1">...</text:p>
              </table:table-cell>
              <table:table-cell>
                <text:p text:style-name="P1">shellcode address</text:p>
              </table:table-cell>
            </table:table-row>
            <table:table-row table:style-name="ro2" table:default-cell-style-name="ce1">
              <table:table-cell/>
              <table:table-cell>
                <text:p text:style-name="P1">4</text:p>
              </table:table-cell>
              <table:table-cell/>
              <table:table-cell>
                <text:p text:style-name="P1">nop slide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 text:style-name="P1">shellcod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2:24:29.819728187</meta:creation-date>
    <meta:generator>LibreOffice/5.1.6.2$Linux_X86_64 LibreOffice_project/10m0$Build-2</meta:generator>
    <dc:date>2018-11-05T18:06:00.174320778</dc:date>
    <meta:editing-duration>PT2H40M29S</meta:editing-duration>
    <meta:editing-cycles>23</meta:editing-cycles>
    <meta:document-statistic meta:object-count="30"/>
  </office:meta>
</office:document-meta>
</file>